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85c00" draw:textarea-horizontal-align="justify" draw:textarea-vertical-align="middle" draw:auto-grow-height="false" fo:min-height="8.65cm" fo:min-width="3.7cm"/>
    </style:style>
    <style:style style:name="gr2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3" style:family="graphic" style:parent-style-name="standard">
      <style:graphic-properties draw:fill-color="#808080" draw:textarea-horizontal-align="justify" draw:textarea-vertical-align="middle" draw:auto-grow-height="false" fo:min-height="7.15cm" fo:min-width="7.8cm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3.8cm"/>
    </style:style>
    <style:style style:name="gr5" style:family="graphic" style:parent-style-name="standard">
      <style:graphic-properties draw:textarea-horizontal-align="justify" draw:textarea-vertical-align="middle" draw:auto-grow-height="false" fo:min-height="0.85cm" fo:min-width="2.6cm"/>
    </style:style>
    <style:style style:name="gr6" style:family="graphic" style:parent-style-name="standard">
      <style:graphic-properties draw:fill-color="#808080" draw:textarea-horizontal-align="justify" draw:textarea-vertical-align="middle" draw:auto-grow-height="false" fo:min-height="8.05cm" fo:min-width="10cm"/>
    </style:style>
    <style:style style:name="gr7" style:family="graphic" style:parent-style-name="standard">
      <style:graphic-properties draw:textarea-horizontal-align="justify" draw:textarea-vertical-align="middle" draw:auto-grow-height="false" fo:min-height="2.25cm" fo:min-width="4.6cm"/>
    </style:style>
    <style:style style:name="gr8" style:family="graphic" style:parent-style-name="standard">
      <style:graphic-properties draw:textarea-horizontal-align="justify" draw:textarea-vertical-align="middle" draw:auto-grow-height="false" fo:min-height="0.65cm" fo:min-width="3.2cm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3cm"/>
    </style:style>
    <style:style style:name="gr10" style:family="graphic" style:parent-style-name="standard">
      <style:graphic-properties draw:textarea-horizontal-align="justify" draw:textarea-vertical-align="middle" draw:auto-grow-height="false" fo:min-height="0.85cm" fo:min-width="4.3cm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 fo:min-height="1.35cm" fo:min-width="2.2cm"/>
    </style:style>
    <style:style style:name="gr12" style:family="graphic" style:parent-style-name="standard">
      <style:graphic-properties draw:textarea-horizontal-align="justify" draw:textarea-vertical-align="middle" draw:auto-grow-height="false" fo:min-height="1.45cm" fo:min-width="1.9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1.75cm" fo:min-width="1.4cm"/>
    </style:style>
    <style:style style:name="P1" style:family="paragraph">
      <style:paragraph-properties fo:text-align="center"/>
    </style:style>
    <style:style style:name="P2" style:family="paragraph">
      <loext:graphic-properties draw:fill-color="#b85c00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2cm" svg:height="8.9cm" svg:x="2cm" svg:y="2.3cm">
          <text:p text:style-name="P1">Front Do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0.4cm" svg:x="5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8.3cm" svg:height="7.4cm" svg:x="11.2cm" svg:y="3.5cm">
          <text:p text:style-name="P1">Outdoor Box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4.3cm" svg:height="1.4cm" svg:x="13.5cm" svg:y="5cm">
          <text:p text:style-name="P1">RFID Module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3.1cm" svg:height="1.1cm" svg:x="14cm" svg:y="7.8cm">
          <text:p text:style-name="P1">RGB Led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0.5cm" svg:height="8.3cm" svg:x="5.1cm" svg:y="12.9cm">
          <text:p text:style-name="P1">Indoor Unit</text:p>
          <draw:enhanced-geometry svg:viewBox="0 0 21600 21600" draw:type="rectangle" draw:enhanced-path="M 0 0 L 21600 0 21600 21600 0 21600 0 0 Z N"/>
        </draw:custom-shape>
        <draw:custom-shape draw:style-name="gr7" draw:text-style-name="P1" xml:id="id2" draw:id="id2" draw:layer="layout" svg:width="5.1cm" svg:height="2.5cm" svg:x="5.4cm" svg:y="13.4cm">
          <text:p text:style-name="P1">Uno Board</text:p>
          <draw:enhanced-geometry svg:viewBox="0 0 21600 21600" draw:type="rectangle" draw:enhanced-path="M 0 0 L 21600 0 21600 21600 0 21600 0 0 Z N"/>
        </draw:custom-shape>
        <draw:custom-shape draw:style-name="gr8" draw:text-style-name="P1" xml:id="id3" draw:id="id3" draw:layer="layout" svg:width="3.7cm" svg:height="0.9cm" svg:x="9.9cm" svg:y="17.5cm">
          <text:p text:style-name="P1">RTC Module</text:p>
          <draw:enhanced-geometry svg:viewBox="0 0 21600 21600" draw:type="rectangle" draw:enhanced-path="M 0 0 L 21600 0 21600 21600 0 21600 0 0 Z N"/>
        </draw:custom-shape>
        <draw:custom-shape draw:style-name="gr9" draw:text-style-name="P1" xml:id="id4" draw:id="id4" draw:layer="layout" svg:width="3.5cm" svg:height="1cm" svg:x="9.9cm" svg:y="18.6cm">
          <text:p text:style-name="P1">SD Module</text:p>
          <draw:enhanced-geometry svg:viewBox="0 0 21600 21600" draw:type="rectangle" draw:enhanced-path="M 0 0 L 21600 0 21600 21600 0 21600 0 0 Z N"/>
        </draw:custom-shape>
        <draw:custom-shape draw:style-name="gr10" draw:text-style-name="P1" xml:id="id5" draw:id="id5" draw:layer="layout" svg:width="4.8cm" svg:height="1.1cm" svg:x="9.9cm" svg:y="19.8cm">
          <text:p text:style-name="P1">Ethernet Shield</text:p>
          <draw:enhanced-geometry svg:viewBox="0 0 21600 21600" draw:type="rectangle" draw:enhanced-path="M 0 0 L 21600 0 21600 21600 0 21600 0 0 Z N"/>
        </draw:custom-shape>
        <draw:custom-shape draw:style-name="gr11" draw:text-style-name="P4" xml:id="id1" draw:id="id1" draw:layer="layout" svg:width="2.7cm" svg:height="1.6cm" svg:x="1.3cm" svg:y="16.7cm">
          <text:p text:style-name="P1">Power/</text:p>
          <text:p text:style-name="P1">Socket</text:p>
          <draw:enhanced-geometry svg:viewBox="0 0 21600 21600" draw:type="rectangle" draw:enhanced-path="M 0 0 L 21600 0 21600 21600 0 21600 0 0 Z N"/>
        </draw:custom-shape>
        <draw:custom-shape draw:style-name="gr12" draw:text-style-name="P1" xml:id="id9" draw:id="id9" draw:layer="layout" svg:width="2.4cm" svg:height="1.7cm" svg:x="6.2cm" svg:y="5.4cm">
          <text:p text:style-name="P1">Electric</text:p>
          <text:p text:style-name="P1">Latch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curve" svg:x1="4cm" svg:y1="17.5cm" svg:x2="5.4cm" svg:y2="14.65cm" draw:start-shape="id1" draw:start-glue-point="1" draw:end-shape="id2" draw:end-glue-point="3" svg:d="M4000 17500c1050 0 350-2850 1400-2850" svg:viewBox="0 0 1401 2851">
          <text:p/>
        </draw:connector>
        <draw:connector draw:style-name="gr13" draw:text-style-name="P5" draw:layer="layout" draw:type="curve" svg:x1="7.95cm" svg:y1="15.9cm" svg:x2="9.9cm" svg:y2="17.95cm" draw:start-shape="id2" draw:start-glue-point="2" draw:end-shape="id3" draw:end-glue-point="3" svg:d="M7950 15900c0 1367 650 2050 1950 2050" svg:viewBox="0 0 1951 2051">
          <text:p/>
        </draw:connector>
        <draw:connector draw:style-name="gr13" draw:text-style-name="P5" draw:layer="layout" draw:type="curve" svg:x1="7.95cm" svg:y1="15.9cm" svg:x2="9.9cm" svg:y2="19.1cm" draw:start-shape="id2" draw:start-glue-point="2" draw:end-shape="id4" draw:end-glue-point="3" svg:d="M7950 15900c0 2134 650 3200 1950 3200" svg:viewBox="0 0 1951 3201">
          <text:p/>
        </draw:connector>
        <draw:connector draw:style-name="gr13" draw:text-style-name="P5" draw:layer="layout" draw:type="curve" svg:x1="7.95cm" svg:y1="15.9cm" svg:x2="9.9cm" svg:y2="20.35cm" draw:start-shape="id2" draw:start-glue-point="2" draw:end-shape="id5" draw:end-glue-point="3" svg:d="M7950 15900c0 2967 650 4450 1950 4450" svg:viewBox="0 0 1951 4451">
          <text:p/>
        </draw:connector>
        <draw:custom-shape draw:style-name="gr14" draw:text-style-name="P1" xml:id="id7" draw:id="id7" draw:layer="layout" svg:width="1.9cm" svg:height="2cm" svg:x="11.2cm" svg:y="10.9cm">
          <text:p text:style-name="P1">Cable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curve" svg:x1="14cm" svg:y1="8.35cm" svg:x2="12.15cm" svg:y2="10.9cm" draw:start-shape="id6" draw:start-glue-point="3" draw:end-shape="id7" svg:d="M14000 8350c-1234 0-1850 850-1850 2550" svg:viewBox="0 0 1851 2551">
          <text:p/>
        </draw:connector>
        <draw:connector draw:style-name="gr13" draw:text-style-name="P5" draw:layer="layout" draw:type="curve" svg:x1="13.5cm" svg:y1="5.7cm" svg:x2="12.15cm" svg:y2="10.9cm" draw:start-shape="id8" draw:start-glue-point="3" draw:end-shape="id7" draw:end-glue-point="0" svg:d="M13500 5700c-900 0-1350 1733-1350 5200" svg:viewBox="0 0 1351 5201">
          <text:p/>
        </draw:connector>
        <draw:connector draw:style-name="gr13" draw:text-style-name="P5" draw:layer="layout" draw:type="curve" svg:x1="10.5cm" svg:y1="14.65cm" svg:x2="12.15cm" svg:y2="12.9cm" draw:start-shape="id2" draw:start-glue-point="1" draw:end-shape="id7" draw:end-glue-point="2" svg:d="M10500 14650c1100 0 1650-583 1650-1750" svg:viewBox="0 0 1651 1751">
          <text:p/>
        </draw:connector>
        <draw:connector draw:style-name="gr13" draw:text-style-name="P5" draw:layer="layout" draw:type="curve" svg:x1="8.6cm" svg:y1="6.25cm" svg:x2="7.95cm" svg:y2="13.4cm" draw:start-shape="id9" draw:start-glue-point="1" draw:end-shape="id2" draw:end-glue-point="0" svg:d="M8600 6250c751 0 626 2000 276 2607s-926-182-926 4543" svg:viewBox="0 0 1204 7151">
          <text:p/>
        </draw:connector>
        <draw:connector draw:style-name="gr13" draw:text-style-name="P5" draw:layer="layout" draw:type="line" svg:x1="12.15cm" svg:y1="12.9cm" svg:x2="12.15cm" svg:y2="10.9cm" draw:start-shape="id7" draw:start-glue-point="2" draw:end-shape="id7" draw:end-glue-point="0" svg:d="M12150 12900v-2000" svg:viewBox="0 0 1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4T21:01:31.584343913</meta:creation-date>
    <dc:date>2020-04-27T20:05:54.394000000</dc:date>
    <meta:editing-duration>PT1H57M20S</meta:editing-duration>
    <meta:editing-cycles>5</meta:editing-cycles>
    <meta:generator>LibreOffice/6.2.5.2$Windows_X86_64 LibreOffice_project/1ec314fa52f458adc18c4f025c545a4e8b22c159</meta:generator>
    <meta:document-statistic meta:object-count="22"/>
  </office:meta>
</office:document-meta>
</file>